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/>
    </style:style>
    <style:style style:name="P3" style:family="paragraph" style:parent-style-name="Standard">
      <style:text-properties style:font-name="Ubunt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Ubuntu" fo:font-size="11pt" style:font-size-asian="11pt" style:font-size-complex="11pt"/>
    </style:style>
    <style:style style:name="P5" style:family="paragraph" style:parent-style-name="Standard" style:list-style-name="L4">
      <style:text-properties style:font-name="Ubuntu" fo:font-size="11pt" style:font-size-asian="11pt" style:font-size-complex="11pt"/>
    </style:style>
    <style:style style:name="P6" style:family="paragraph" style:parent-style-name="Standard" style:list-style-name="L2">
      <style:text-properties style:font-name="Ubuntu" fo:font-size="11pt" style:font-size-asian="11pt" style:font-size-complex="11pt"/>
    </style:style>
    <style:style style:name="P7" style:family="paragraph" style:parent-style-name="Standard" style:list-style-name="L5">
      <style:text-properties style:font-name="Ubuntu" fo:font-size="11pt" style:font-size-asian="11pt" style:font-size-complex="11pt"/>
    </style:style>
    <style:style style:name="P8" style:family="paragraph" style:parent-style-name="Standard" style:list-style-name="L6">
      <style:text-properties style:font-name="Ubuntu" fo:font-size="11pt" style:font-size-asian="11pt" style:font-size-complex="11pt"/>
    </style:style>
    <style:style style:name="P9" style:family="paragraph" style:parent-style-name="Standard" style:list-style-name="L7">
      <style:text-properties style:font-name="Ubuntu" fo:font-size="11pt" style:font-size-asian="11pt" style:font-size-complex="11pt"/>
    </style:style>
    <style:style style:name="P10" style:family="paragraph" style:parent-style-name="Standard" style:list-style-name="L8">
      <style:text-properties style:font-name="Ubuntu" fo:font-size="11pt" style:font-size-asian="11pt" style:font-size-complex="11pt"/>
    </style:style>
    <style:style style:name="P11" style:family="paragraph" style:parent-style-name="Standard" style:list-style-name="L9">
      <style:text-properties style:font-name="Ubuntu" fo:font-size="11pt" style:font-size-asian="11pt" style:font-size-complex="11pt"/>
    </style:style>
    <style:style style:name="P12" style:family="paragraph" style:parent-style-name="Standard" style:list-style-name="L10">
      <style:text-properties style:font-name="Ubuntu" fo:font-size="11pt" style:font-size-asian="11pt" style:font-size-complex="11pt"/>
    </style:style>
    <style:style style:name="P13" style:family="paragraph" style:parent-style-name="Standard" style:list-style-name="L11">
      <style:text-properties style:font-name="Ubuntu" fo:font-size="11pt" style:font-size-asian="11pt" style:font-size-complex="11pt"/>
    </style:style>
    <style:style style:name="P14" style:family="paragraph" style:parent-style-name="Standard" style:list-style-name="L12">
      <style:text-properties style:font-name="Ubuntu" fo:font-size="11pt" style:font-size-asian="11pt" style:font-size-complex="11pt"/>
    </style:style>
    <style:style style:name="P15" style:family="paragraph" style:parent-style-name="Standard">
      <style:text-properties style:font-name="Ubuntu" fo:font-size="11pt" style:text-underline-style="none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mmer Research 2014</text:p>
      <text:p text:style-name="P1"/>
      <text:p text:style-name="P3">Week 1</text:p>
      <text:list xml:id="list1013298151" text:style-name="L4">
        <text:list-item>
          <text:p text:style-name="P5">set plan for entire summer</text:p>
        </text:list-item>
        <text:list-item>
          <text:p text:style-name="P5">find out how to get pixel data from mp4</text:p>
        </text:list-item>
        <text:list-item>
          <text:p text:style-name="P5">discover how many processes a smartphone can do in a set amount of time, to produce a target level number of computations</text:p>
        </text:list-item>
        <text:list-item>
          <text:p text:style-name="P5">record a simple test video on phone and identify an object moving across the field of vision</text:p>
        </text:list-item>
        <text:list-item>
          <text:p text:style-name="P5">think of title of project and find multiple research articles that may or may not directly relate to this type of processing</text:p>
        </text:list-item>
      </text:list>
      <text:list xml:id="list681125764" text:style-name="L2">
        <text:list-header>
          <text:p text:style-name="P6"/>
        </text:list-header>
      </text:list>
      <text:p text:style-name="P3">Week 2</text:p>
      <text:list xml:id="list815882352" text:style-name="L5">
        <text:list-item>
          <text:p text:style-name="P7">find papers that relate to low power navigation, specifically the challenge that I want to focus on</text:p>
        </text:list-item>
        <text:list-item>
          <text:p text:style-name="P7">look into more monographic SLAM to see how pose estimation works see if I can come up with a similar algorithm</text:p>
        </text:list-item>
        <text:list-item>
          <text:p text:style-name="P7">read from openCV book on how to identify certain types of shapes in a viewing plane, start to think on how these shapes can be sorted</text:p>
        </text:list-item>
        <text:list-item>
          <text:p text:style-name="P7">use openCV to identify a shape in a video and then to continue to identify that same shape through multiple frames as it moves across the screen</text:p>
        </text:list-item>
        <text:list-item>
          <text:p text:style-name="P7">find/create a data structure that can effectively store relative locations of shapes</text:p>
        </text:list-item>
        <text:list-item>
          <text:p text:style-name="P7">research into papers that talk about storing objects based off of relative locations rather than absolute locations (different types of map representation)</text:p>
        </text:list-item>
      </text:list>
      <text:p text:style-name="P4"/>
      <text:p text:style-name="P3">Week 3</text:p>
      <text:list xml:id="list1422716139" text:style-name="L6">
        <text:list-item>
          <text:p text:style-name="P8">re-evaluate my progress and plan for the summer</text:p>
        </text:list-item>
        <text:list-item>
          <text:p text:style-name="P8">use openCV libraries to begin a pose estimation</text:p>
        </text:list-item>
        <text:list-item>
          <text:p text:style-name="P8">attempt to identify as many objects as possible consistently from a circular walking video around them</text:p>
        </text:list-item>
        <text:list-item>
          <text:p text:style-name="P8">examine the computational requirements to do this process and compare them to what will be available at real time</text:p>
        </text:list-item>
        <text:list-item>
          <text:p text:style-name="P8">use the same function to identify multiple shapes in a new test video and then identify which of the shapes is most likely to be closest</text:p>
        </text:list-item>
      </text:list>
      <text:p text:style-name="P4"/>
      <text:p text:style-name="P15">Week 4</text:p>
      <text:list xml:id="list608645000" text:style-name="L7">
        <text:list-item>
          <text:p text:style-name="P9">find more papers that relate to pose estimation / monographic SLAM / robotic navigation / map storage</text:p>
        </text:list-item>
        <text:list-item>
          <text:p text:style-name="P9">write a fully drafted introduction for final paper, put in a works cited page and make sure it's up to date</text:p>
        </text:list-item>
        <text:list-item>
          <text:p text:style-name="P9">come up with the metrics that will be used to evaluate my data gathered</text:p>
        </text:list-item>
        <text:list-item>
          <text:p text:style-name="P9">decide officially which conferences I will be sending the paper too and align my paper with the requirements that are posted for those conferences</text:p>
        </text:list-item>
        <text:list-item>
          <text:p text:style-name="P9">re-evaluate the effectiveness of the data structures that I have implemented for storing the relative maps</text:p>
        </text:list-item>
      </text:list>
      <text:p text:style-name="P4"/>
      <text:p text:style-name="P3">Week 5</text:p>
      <text:list xml:id="list130750632" text:style-name="L8">
        <text:list-item>
          <text:p text:style-name="P10">add a position estimation ability for shapes in the viewing plane and use this to more quickly identify the path of shapes</text:p>
        </text:list-item>
        <text:list-item>
          <text:p text:style-name="P10">use the estimations to check if the path has been maintained by the object to determine if it is stationary or mobile</text:p>
        </text:list-item>
        <text:list-item>
          <text:p text:style-name="P10">if the objects are moving, determine if the trajectory collides with that of the current <text:soft-page-break/>movement the camera is experiencing</text:p>
        </text:list-item>
        <text:list-item>
          <text:p text:style-name="P10">look into effective ways to determine absolute locations (such as North, South, Altitude, Vector between, etc.)</text:p>
        </text:list-item>
        <text:list-item>
          <text:p text:style-name="P10">if feasible, create a third associative data structure that is sorted based off acutal location rather than relative location</text:p>
        </text:list-item>
      </text:list>
      <text:p text:style-name="P4"/>
      <text:p text:style-name="P3">Week 6</text:p>
      <text:list xml:id="list41838850" text:style-name="L9">
        <text:list-item>
          <text:p text:style-name="P11">record more test videos and improve the ability to identify objects moving in the viewing plane quickly</text:p>
        </text:list-item>
        <text:list-item>
          <text:p text:style-name="P11">read more of the openCV book and look for ways to optimize the ability to identify objects</text:p>
        </text:list-item>
        <text:list-item>
          <text:p text:style-name="P11">analyze the computational complexity of the entire program in action and compare the the requirements for running on a mobile device</text:p>
        </text:list-item>
        <text:list-item>
          <text:p text:style-name="P11">look into the possibility of actually running the program on a mobile device (DROID or Iphone)</text:p>
        </text:list-item>
        <text:list-item>
          <text:p text:style-name="P11">drink a few martinis</text:p>
        </text:list-item>
        <text:list-item>
          <text:p text:style-name="P11">find a blind person and share the revelation</text:p>
        </text:list-item>
      </text:list>
      <text:p text:style-name="P4"/>
      <text:p text:style-name="P3">Week 7</text:p>
      <text:list xml:id="list463958887" text:style-name="L10">
        <text:list-item>
          <text:p text:style-name="P12">research into the development of hardware for programs</text:p>
        </text:list-item>
        <text:list-item>
          <text:p text:style-name="P12">look into robotic parts for cameras and then see if there is a way to get a camera with this code written to hardware attatched</text:p>
        </text:list-item>
        <text:list-item>
          <text:p text:style-name="P12">find a suitable robotic platform to mount this piece of hardware too and add a simple directional navigation ability (maybe even random movement)</text:p>
        </text:list-item>
        <text:list-item>
          <text:p text:style-name="P12">Contact professors at the universities that have published research papers that I've read and ask them what directions they think I should go</text:p>
        </text:list-item>
        <text:list-item>
          <text:p text:style-name="P12">continue working on paper</text:p>
        </text:list-item>
        <text:list-item>
          <text:p text:style-name="P12">gather data for the final program, testing in many different scenarios with different amounts of clutter. <text:s/>Find the limitations in the program's ability to identify shapes and the corresponding graph for computational requirements to process the given amounts of data</text:p>
        </text:list-item>
      </text:list>
      <text:p text:style-name="P4"/>
      <text:p text:style-name="P3">Week 8</text:p>
      <text:list xml:id="list1284141329" text:style-name="L11">
        <text:list-item>
          <text:p text:style-name="P13">throw some finishing touches on the paper that I'm writing. <text:s/>Read and reread with professors and ask for feedback</text:p>
        </text:list-item>
        <text:list-item>
          <text:p text:style-name="P13">write down the list of conferences that I will be sending the paper to and when the deadlines are and what is required</text:p>
        </text:list-item>
        <text:list-item>
          <text:p text:style-name="P13">print paper, hand it to professors for grammar checks (other than the poor CS professors)</text:p>
        </text:list-item>
        <text:list-item>
          <text:p text:style-name="P13">continue looking into hardware manufacturing for robots and find a suitable platform for my equipment</text:p>
        </text:list-item>
        <text:list-item>
          <text:p text:style-name="P13">place orders for the necessary parts to build the robot (preferrably orders that can be filled by next week</text:p>
        </text:list-item>
        <text:list-item>
          <text:p text:style-name="P13">create simply python or c++ program that will move the robot randomly around space while recieving input from my hardware chip</text:p>
        </text:list-item>
      </text:list>
      <text:p text:style-name="P4"/>
      <text:p text:style-name="P3">Week 9</text:p>
      <text:list xml:id="list1477913425" text:style-name="L12">
        <text:list-item>
          <text:p text:style-name="P14">begin all the preparations I can for the parts that are coming in</text:p>
        </text:list-item>
        <text:list-item>
          <text:p text:style-name="P14">write all necessary code to run the robot</text:p>
        </text:list-item>
        <text:list-item>
          <text:p text:style-name="P14">recieve parts and build robot</text:p>
        </text:list-item>
        <text:list-item>
          <text:p text:style-name="P14">gather more test data for my code and think of more useful charts for analysis</text:p>
        </text:list-item>
        <text:list-item>
          <text:p text:style-name="P14">add the data to my final paper and continue to check for grammar and clarity</text:p>
        </text:list-item>
        <text:list-item>
          <text:p text:style-name="P14">play with robo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08:25:25</meta:creation-date>
    <dc:date>2014-06-03T08:34:55</dc:date>
    <meta:editing-duration>P0D</meta:editing-duration>
    <meta:editing-cycles>1</meta:editing-cycles>
    <meta:document-statistic meta:table-count="0" meta:image-count="0" meta:object-count="0" meta:page-count="2" meta:paragraph-count="60" meta:word-count="916" meta:character-count="5026" meta:non-whitespace-character-count="4218"/>
    <meta:generator>LibreOffice/3.5$Linux_x86 LibreOffice_project/350m1$Build-2</meta:generator>
  </office:meta>
</office:document-meta>
</file>